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>
      <style:graphic-properties svg:stroke-color="#00a933" draw:fill-color="#afd095" draw:textarea-horizontal-align="justify" draw:textarea-vertical-align="middle" draw:auto-grow-height="false" fo:min-height="1.342cm" fo:min-width="4.98cm"/>
      <style:paragraph-properties style:writing-mode="lr-tb"/>
    </style:style>
    <style:style style:name="gr3" style:family="graphic" style:parent-style-name="standard">
      <style:graphic-properties svg:stroke-color="#afd095" draw:fill-color="#dde8cb" draw:textarea-horizontal-align="justify" draw:textarea-vertical-align="middle" draw:auto-grow-height="false" fo:min-height="1.5cm" fo:min-width="4.25cm"/>
      <style:paragraph-properties style:writing-mode="lr-tb"/>
    </style:style>
    <style:style style:name="gr4" style:family="graphic" style:parent-style-name="standard">
      <style:graphic-properties svg:stroke-color="#224b12" draw:fill-color="#127622" draw:textarea-horizontal-align="justify" draw:textarea-vertical-align="middle" draw:auto-grow-height="false" fo:min-height="1.5cm" fo:min-width="4.25cm"/>
      <style:paragraph-properties style:writing-mode="lr-tb"/>
    </style:style>
    <style:style style:name="gr5" style:family="graphic" style:parent-style-name="standard">
      <style:graphic-properties svg:stroke-color="#77bc65" draw:fill-color="#069a2e" draw:textarea-horizontal-align="justify" draw:textarea-vertical-align="middle" draw:auto-grow-height="false" fo:min-height="1.75cm" fo:min-width="1.876cm"/>
      <style:paragraph-properties style:writing-mode="lr-tb"/>
    </style:style>
    <style:style style:name="gr6" style:family="graphic" style:parent-style-name="standard">
      <style:graphic-properties svg:stroke-color="#e8f2a1" draw:fill-color="#d4ea6b" draw:textarea-horizontal-align="justify" draw:textarea-vertical-align="middle" draw:auto-grow-height="false" fo:min-height="1.5cm" fo:min-width="4.25cm"/>
      <style:paragraph-properties style:writing-mode="lr-tb"/>
    </style:style>
    <style:style style:name="gr7" style:family="graphic" style:parent-style-name="standard">
      <style:graphic-properties svg:stroke-color="#81d41a" draw:fill-color="#00a933" draw:textarea-horizontal-align="justify" draw:textarea-vertical-align="middle" draw:auto-grow-height="false" fo:min-height="1.5cm" fo:min-width="4.25cm"/>
      <style:paragraph-properties style:writing-mode="lr-tb"/>
    </style:style>
    <style:style style:name="gr8" style:family="graphic" style:parent-style-name="standard">
      <style:graphic-properties svg:stroke-color="#bbe33d" draw:fill-color="#468a1a" draw:textarea-horizontal-align="justify" draw:textarea-vertical-align="middle" draw:auto-grow-height="false" fo:min-height="1.342cm" fo:min-width="2.6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objectwithoutfill">
      <style:graphic-properties svg:stroke-color="#069a2e" draw:marker-end="Extrems_20_de_20_fletxa_20_1" draw:marker-end-width="0.3cm" draw:fill="none" draw:textarea-vertical-align="middle"/>
    </style:style>
    <style:style style:name="gr11" style:family="graphic" style:parent-style-name="objectwithoutfill">
      <style:graphic-properties svg:stroke-color="#3faf46" draw:marker-end="Extrems_20_de_20_fletxa_20_2" draw:marker-end-width="0.3cm" draw:fill="none" draw:textarea-vertical-align="middle"/>
    </style:style>
    <style:style style:name="gr12" style:family="graphic" style:parent-style-name="objectwithoutfill">
      <style:graphic-properties svg:stroke-color="#3faf46" draw:marker-end="Extrems_20_de_20_fletxa_20_3" draw:marker-end-width="0.3cm" draw:fill="none" draw:textarea-vertical-align="middle"/>
    </style:style>
    <style:style style:name="gr13" style:family="graphic" style:parent-style-name="objectwithoutfill">
      <style:graphic-properties svg:stroke-color="#224b12" draw:marker-end="Extrems_20_de_20_fletxa_20_4" draw:marker-end-width="0.3cm" draw:fill="none" draw:textarea-vertical-align="middle"/>
    </style:style>
    <style:style style:name="gr14" style:family="graphic" style:parent-style-name="objectwithoutfill">
      <style:graphic-properties svg:stroke-color="#706e0c" draw:marker-end="Extrems_20_de_20_fletxa_20_5" draw:marker-end-width="0.3cm" draw:fill="none" draw:textarea-vertical-align="middle"/>
    </style:style>
    <style:style style:name="gr15" style:family="graphic" style:parent-style-name="objectwithoutfill">
      <style:graphic-properties svg:stroke-color="#81d41a" draw:marker-end="Extrems_20_de_20_fletxa_20_6" draw:marker-end-width="0.3cm" draw:fill="none" draw:textarea-vertical-align="middle"/>
    </style:style>
    <style:style style:name="gr16" style:family="graphic" style:parent-style-name="standard">
      <style:graphic-properties svg:stroke-color="#224b12" draw:fill-color="#3faf46" draw:auto-grow-height="false" fo:min-height="0.48cm" fo:min-width="1.038cm" fo:wrap-option="wrap"/>
    </style:style>
    <style:style style:name="gr17" style:family="graphic" style:parent-style-name="standard">
      <style:graphic-properties svg:stroke-color="#158466" draw:fill-color="#3faf46" draw:auto-grow-height="false" fo:min-height="0.48cm" fo:min-width="1.038cm" fo:wrap-option="wrap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dde8cb"/>
      <style:paragraph-properties fo:text-align="center"/>
    </style:style>
    <style:style style:name="P5" style:family="paragraph">
      <loext:graphic-properties draw:fill-color="#127622"/>
      <style:paragraph-properties fo:text-align="center"/>
    </style:style>
    <style:style style:name="P6" style:family="paragraph">
      <loext:graphic-properties draw:fill-color="#069a2e"/>
      <style:paragraph-properties fo:text-align="center"/>
    </style:style>
    <style:style style:name="P7" style:family="paragraph">
      <loext:graphic-properties draw:fill-color="#d4ea6b"/>
      <style:paragraph-properties fo:text-align="center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-color="#468a1a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3faf46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9.25cm" svg:height="1.673cm" svg:x="6cm" svg:y="2.577cm">
          <draw:text-box>
            <text:p>Algorisme de l’any de traspàs</text:p>
          </draw:text-box>
        </draw:frame>
        <draw:custom-shape draw:style-name="gr2" draw:text-style-name="P3" draw:layer="layout" svg:width="7.75cm" svg:height="2.25cm" svg:x="6.75cm" svg:y="4.25cm">
          <text:p text:style-name="P2">Ini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75cm" svg:height="1.75cm" svg:x="8.25cm" svg:y="8.25cm">
          <text:p text:style-name="P2">«Any?»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75cm" svg:height="1.75cm" svg:x="14.5cm" svg:y="14cm">
          <text:p text:style-name="P2">Any</text:p>
          <text:p text:style-name="P2">%100=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75cm" svg:height="4cm" svg:x="8.25cm" svg:y="13cm">
          <text:p text:style-name="P2">Any</text:p>
          <text:p text:style-name="P2">%4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draw:layer="layout" svg:width="4.75cm" svg:height="1.75cm" svg:x="1.75cm" svg:y="14.25cm">
          <text:p text:style-name="P2">«No de traspàs»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75cm" svg:height="1.75cm" svg:x="14.5cm" svg:y="17.5cm">
          <text:p text:style-name="P2">«No de traspàs»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5cm" svg:height="2.25cm" svg:x="8.25cm" svg:y="21cm">
          <text:p text:style-name="P2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2.75cm" svg:height="0.962cm" svg:x="13.25cm" svg:y="13.538cm">
          <draw:text-box>
            <text:p>SI</text:p>
          </draw:text-box>
        </draw:frame>
        <draw:frame draw:style-name="gr9" draw:text-style-name="P1" draw:layer="layout" svg:width="1.75cm" svg:height="0.962cm" svg:x="7cm" svg:y="13.288cm">
          <draw:text-box>
            <text:p>NO</text:p>
          </draw:text-box>
        </draw:frame>
        <draw:line draw:style-name="gr10" draw:text-style-name="P10" draw:layer="layout" svg:x1="10.5cm" svg:y1="6.25cm" svg:x2="10.5cm" svg:y2="7.75cm">
          <text:p/>
        </draw:line>
        <draw:line draw:style-name="gr11" draw:text-style-name="P10" draw:layer="layout" svg:x1="10.5cm" svg:y1="10cm" svg:x2="10.5cm" svg:y2="12.25cm">
          <text:p/>
        </draw:line>
        <draw:line draw:style-name="gr12" draw:text-style-name="P10" draw:layer="layout" svg:x1="13cm" svg:y1="15cm" svg:x2="14.25cm" svg:y2="15cm">
          <text:p/>
        </draw:line>
        <draw:line draw:style-name="gr13" draw:text-style-name="P10" draw:layer="layout" svg:x1="8.25cm" svg:y1="15cm" svg:x2="7cm" svg:y2="15cm">
          <text:p/>
        </draw:line>
        <draw:line draw:style-name="gr14" draw:text-style-name="P10" draw:layer="layout" svg:x1="17cm" svg:y1="16cm" svg:x2="17cm" svg:y2="17.25cm">
          <text:p/>
        </draw:line>
        <draw:line draw:style-name="gr15" draw:text-style-name="P10" draw:layer="layout" svg:x1="17cm" svg:y1="19.5cm" svg:x2="13.25cm" svg:y2="22cm">
          <text:p/>
        </draw:line>
        <draw:custom-shape draw:style-name="gr16" draw:text-style-name="P11" draw:layer="layout" svg:width="2cm" svg:height="2.25cm" svg:x="16.5cm" svg:y="3.25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7" draw:text-style-name="P11" draw:layer="layout" svg:width="2cm" svg:height="2.25cm" svg:x="2.5cm" svg:y="21.25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1:47:25.181377196</meta:creation-date>
    <dc:date>2024-09-19T11:59:10.124411796</dc:date>
    <meta:editing-duration>PT11M48S</meta:editing-duration>
    <meta:editing-cycles>1</meta:editing-cycles>
    <meta:document-statistic meta:object-count="18"/>
    <meta:generator>LibreOffice/7.5.6.2$Linux_X86_64 LibreOffice_project/50$Build-2</meta:generator>
  </office:meta>
</office:document-meta>
</file>